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ba7" officeooo:paragraph-rsid="00133ba7"/>
    </style:style>
    <style:style style:name="P2" style:family="paragraph" style:parent-style-name="Standard">
      <style:paragraph-properties fo:text-align="start" style:justify-single-word="false"/>
      <style:text-properties officeooo:rsid="00133ba7" officeooo:paragraph-rsid="00133ba7"/>
    </style:style>
    <style:style style:name="P3" style:family="paragraph" style:parent-style-name="Standard">
      <style:paragraph-properties fo:text-align="start" style:justify-single-word="false"/>
      <style:text-properties officeooo:rsid="0015bb8d" officeooo:paragraph-rsid="0015bb8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bb8d" officeooo:paragraph-rsid="0015bb8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7b5ca" officeooo:paragraph-rsid="0017b5c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9266a" officeooo:paragraph-rsid="0019266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9cf22" officeooo:paragraph-rsid="0019cf22"/>
    </style:style>
    <style:style style:name="P8" style:family="paragraph" style:parent-style-name="Standard">
      <style:paragraph-properties fo:text-align="start" style:justify-single-word="false"/>
      <style:text-properties officeooo:rsid="0019cf22" officeooo:paragraph-rsid="0019cf22"/>
    </style:style>
    <style:style style:name="P9" style:family="paragraph" style:parent-style-name="Standard">
      <style:paragraph-properties fo:text-align="start" style:justify-single-word="false"/>
      <style:text-properties officeooo:rsid="001add19" officeooo:paragraph-rsid="001add19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add19" officeooo:paragraph-rsid="001add19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bf866" officeooo:paragraph-rsid="001bf866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ca87b" officeooo:paragraph-rsid="001ca87b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db058" officeooo:paragraph-rsid="001db058"/>
    </style:style>
    <style:style style:name="P14" style:family="paragraph" style:parent-style-name="Standard">
      <style:paragraph-properties fo:text-align="start" style:justify-single-word="false"/>
      <style:text-properties officeooo:rsid="001db058" officeooo:paragraph-rsid="001db058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db058" officeooo:paragraph-rsid="001db058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1dc3fd" officeooo:paragraph-rsid="001dc3fd"/>
    </style:style>
    <style:style style:name="P17" style:family="paragraph" style:parent-style-name="Standard">
      <style:paragraph-properties fo:text-align="start" style:justify-single-word="false"/>
      <style:text-properties officeooo:rsid="001dc3fd" officeooo:paragraph-rsid="001dc3fd"/>
    </style:style>
    <style:style style:name="P18" style:family="paragraph" style:parent-style-name="Standard" style:list-style-name="L5">
      <style:paragraph-properties fo:text-align="start" style:justify-single-word="false"/>
      <style:text-properties officeooo:rsid="00228893" officeooo:paragraph-rsid="00228893"/>
    </style:style>
    <style:style style:name="P19" style:family="paragraph" style:parent-style-name="Standard" style:list-style-name="L5">
      <style:paragraph-properties fo:text-align="start" style:justify-single-word="false"/>
      <style:text-properties officeooo:rsid="0022f388" officeooo:paragraph-rsid="0022f388"/>
    </style:style>
    <style:style style:name="T1" style:family="text">
      <style:text-properties officeooo:rsid="0017c1c9"/>
    </style:style>
    <style:style style:name="T2" style:family="text">
      <style:text-properties officeooo:rsid="001bf866"/>
    </style:style>
    <style:style style:name="T3" style:family="text">
      <style:text-properties officeooo:rsid="001dc3fd"/>
    </style:style>
    <style:style style:name="T4" style:family="text">
      <style:text-properties officeooo:rsid="00214f38"/>
    </style:style>
    <style:style style:name="T5" style:family="text">
      <style:text-properties officeooo:rsid="00230f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tion C#</text:p>
      <text:p text:style-name="P2"/>
      <text:p text:style-name="P2"/>
      <text:p text:style-name="P3">1. Nombre en C#</text:p>
      <text:p text:style-name="P3"/>
      <text:list xml:id="list1036397644" text:style-name="L1">
        <text:list-item>
          <text:p text:style-name="P4">architecture du pg: </text:p>
          <text:p text:style-name="P4">using System; </text:p>
          <text:p text:style-name="P4">namespace NomDuNameSpace</text:p>
          <text:p text:style-name="P4">{</text:p>
          <text:p text:style-name="P4">instruction</text:p>
          <text:p text:style-name="P4">}</text:p>
        </text:list-item>
        <text:list-item>
          <text:p text:style-name="P4">déclarer un entier: int nb = valeur</text:p>
        </text:list-item>
        <text:list-item>
          <text:p text:style-name="P4">afficher sur le terminal: console.Writeline()</text:p>
        </text:list-item>
        <text:list-item>
          <text:p text:style-name="P4">définir une méthode: static void method()</text:p>
        </text:list-item>
        <text:list-item>
          <text:p text:style-name="P5">Interpolation: ($”strin{ var })</text:p>
        </text:list-item>
        <text:list-item>
          <text:p text:style-name="P5">.<text:span text:style-name="T1">MaValue et .MinValue donne la valeur max et min d’un objet.</text:span></text:p>
        </text:list-item>
        <text:list-item>
          <text:p text:style-name="P6">double var = value; pour définir un flotant.</text:p>
        </text:list-item>
        <text:list-item>
          <text:p text:style-name="P7">decimal var = value; pour définir une valeur décimal plus précise qu’avec double qui arrondit les valeurs (la plage de valeur possible est néanmoins plus faible).</text:p>
        </text:list-item>
        <text:list-item>
          <text:p text:style-name="P15">Incrémentation: counter++</text:p>
        </text:list-item>
      </text:list>
      <text:p text:style-name="P8"/>
      <text:p text:style-name="P9">2. Boucle et branche</text:p>
      <text:p text:style-name="P9"/>
      <text:list xml:id="list721158298" text:style-name="L2">
        <text:list-item>
          <text:p text:style-name="P10">if / else boucle. Fonctionne comme pour les autres langages.</text:p>
          <text:p text:style-name="P10"><text:span text:style-name="T2">i</text:span>f (condition vrai)</text:p>
          <text:p text:style-name="P11">{</text:p>
          <text:list>
            <text:list-header>
              <text:p text:style-name="P10">instruction;</text:p>
            </text:list-header>
          </text:list>
        </text:list-item>
      </text:list>
      <text:p text:style-name="P9"><text:tab/><text:span text:style-name="T2">}</text:span></text:p>
      <text:p text:style-name="P9"><text:tab/>else</text:p>
      <text:p text:style-name="P9"><text:tab/><text:span text:style-name="T2">{</text:span></text:p>
      <text:p text:style-name="P9"><text:tab/> <text:s text:c="5"/>instruction;</text:p>
      <text:p text:style-name="P9"><text:tab/><text:span text:style-name="T2">}</text:span></text:p>
      <text:list xml:id="list874413630" text:style-name="L3">
        <text:list-item>
          <text:p text:style-name="P12">Opérateur AND: &amp;&amp;</text:p>
        </text:list-item>
        <text:list-item>
          <text:p text:style-name="P12">Opérateur OR: ||</text:p>
        </text:list-item>
        <text:list-item>
          <text:p text:style-name="P13">Boucle while: <text:span text:style-name="T3">vérifie d’abord la condition puis exécute le code si vrai.</text:span></text:p>
          <text:p text:style-name="P13">while (condition vraie)</text:p>
        </text:list-item>
      </text:list>
      <text:p text:style-name="P14"><text:tab/>{</text:p>
      <text:p text:style-name="P14"><text:tab/><text:tab/>instruction;</text:p>
      <text:p text:style-name="P14"><text:tab/>}</text:p>
      <text:list xml:id="list3637441463" text:style-name="L4">
        <text:list-item>
          <text:p text:style-name="P16">Boucle do/while: <text:span text:style-name="T4">exécute d’abord le code avant de vérifier la condition</text:span></text:p>
          <text:p text:style-name="P16">do</text:p>
          <text:p text:style-name="P16">{</text:p>
          <text:list>
            <text:list-header>
              <text:p text:style-name="P16">instruction;</text:p>
            </text:list-header>
          </text:list>
        </text:list-item>
      </text:list>
      <text:p text:style-name="P17"><text:tab/>}</text:p>
      <text:p text:style-name="P17"><text:tab/>while(condition);</text:p>
      <text:list xml:id="list454999759" text:style-name="L5">
        <text:list-item>
          <text:p text:style-name="P18">boucle for:</text:p>
          <text:p text:style-name="P19">for(var <text:span text:style-name="T5">initialisateur</text:span>; <text:span text:style-name="T5">condition</text:span>; <text:span text:style-name="T5">itérateur</text:span>)</text:p>
          <text:p text:style-name="P19">{</text:p>
          <text:list>
            <text:list-header>
              <text:p text:style-name="P19">instructions;</text:p>
              <text:p text:style-name="P19"><text:soft-page-break/>}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7:37:04.894744395</meta:creation-date>
    <dc:date>2019-03-06T20:15:47.352508794</dc:date>
    <meta:editing-duration>P1DT2H18M16S</meta:editing-duration>
    <meta:editing-cycles>17</meta:editing-cycles>
    <meta:generator>LibreOffice/6.0.6.2$Linux_X86_64 LibreOffice_project/00m0$Build-2</meta:generator>
    <meta:document-statistic meta:table-count="0" meta:image-count="0" meta:object-count="0" meta:page-count="2" meta:paragraph-count="44" meta:word-count="189" meta:character-count="1037" meta:non-whitespace-character-count="904"/>
  </office:meta>
</office:document-meta>
</file>